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bleRenderer.getPageFormat( int pag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ableRenderer.processOptions( Map renderer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ableRenderer.rememberPage( PageViewport pageView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ableRenderer.getPositiveInteger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ableRenderer.getPrintable(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bleRenderer.Pageable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PageFilter.isValid( PageViewport p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ableRenderer.stop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ableRenderer.setUserAgent( FOUserAgent 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